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2e1d" officeooo:paragraph-rsid="00022e1d"/>
    </style:style>
    <style:style style:name="P2" style:family="paragraph" style:parent-style-name="Standard">
      <style:text-properties officeooo:paragraph-rsid="00022e1d"/>
    </style:style>
    <style:style style:name="P3" style:family="paragraph" style:parent-style-name="Standard">
      <style:text-properties fo:font-weight="bold" officeooo:rsid="00022e1d" officeooo:paragraph-rsid="00022e1d" style:font-weight-asian="bold" style:font-weight-complex="bold"/>
    </style:style>
    <style:style style:name="P4" style:family="paragraph" style:parent-style-name="Standard">
      <style:text-properties fo:font-weight="bold" officeooo:rsid="00057981" officeooo:paragraph-rsid="00057981" style:font-weight-asian="bold" style:font-weight-complex="bold"/>
    </style:style>
    <style:style style:name="P5" style:family="paragraph" style:parent-style-name="Standard">
      <style:text-properties fo:font-weight="bold" officeooo:rsid="000669df" officeooo:paragraph-rsid="000669df" style:font-weight-asian="bold" style:font-weight-complex="bold"/>
    </style:style>
    <style:style style:name="P6" style:family="paragraph" style:parent-style-name="Standard">
      <style:text-properties fo:font-weight="bold" officeooo:rsid="000752c2" officeooo:paragraph-rsid="000752c2" style:font-weight-asian="bold" style:font-weight-complex="bold"/>
    </style:style>
    <style:style style:name="P7" style:family="paragraph" style:parent-style-name="Standard">
      <style:text-properties fo:font-weight="bold" officeooo:rsid="0008ef05" officeooo:paragraph-rsid="0008ef05" style:font-weight-asian="bold" style:font-weight-complex="bold"/>
    </style:style>
    <style:style style:name="P8" style:family="paragraph" style:parent-style-name="Standard">
      <style:text-properties fo:font-weight="bold" officeooo:rsid="00096e1c" officeooo:paragraph-rsid="00096e1c" style:font-weight-asian="bold" style:font-weight-complex="bold"/>
    </style:style>
    <style:style style:name="P9" style:family="paragraph" style:parent-style-name="Standard">
      <style:text-properties fo:font-weight="bold" officeooo:rsid="000b69e1" officeooo:paragraph-rsid="000b69e1" style:font-weight-asian="bold" style:font-weight-complex="bold"/>
    </style:style>
    <style:style style:name="P10" style:family="paragraph" style:parent-style-name="Standard">
      <style:text-properties fo:font-weight="bold" officeooo:rsid="000d7bfb" officeooo:paragraph-rsid="000d7bfb" style:font-weight-asian="bold" style:font-weight-complex="bold"/>
    </style:style>
    <style:style style:name="P11" style:family="paragraph" style:parent-style-name="Standard">
      <style:text-properties fo:font-weight="normal" officeooo:rsid="00037f67" officeooo:paragraph-rsid="00037f67" style:font-weight-asian="normal" style:font-weight-complex="normal"/>
    </style:style>
    <style:style style:name="P12" style:family="paragraph" style:parent-style-name="Standard">
      <style:text-properties fo:font-weight="normal" officeooo:rsid="00057981" officeooo:paragraph-rsid="00057981" style:font-weight-asian="normal" style:font-weight-complex="normal"/>
    </style:style>
    <style:style style:name="P13" style:family="paragraph" style:parent-style-name="Standard">
      <style:text-properties fo:font-weight="normal" officeooo:rsid="00057d69" officeooo:paragraph-rsid="00057d69" style:font-weight-asian="normal" style:font-weight-complex="normal"/>
    </style:style>
    <style:style style:name="P14" style:family="paragraph" style:parent-style-name="Standard">
      <style:text-properties fo:font-weight="normal" officeooo:rsid="000669df" officeooo:paragraph-rsid="000669df" style:font-weight-asian="normal" style:font-weight-complex="normal"/>
    </style:style>
    <style:style style:name="P15" style:family="paragraph" style:parent-style-name="Standard">
      <style:text-properties fo:font-weight="normal" officeooo:rsid="000669df" officeooo:paragraph-rsid="00096e1c" style:font-weight-asian="normal" style:font-weight-complex="normal"/>
    </style:style>
    <style:style style:name="P16" style:family="paragraph" style:parent-style-name="Standard">
      <style:text-properties fo:font-weight="normal" officeooo:rsid="000752c2" officeooo:paragraph-rsid="000752c2" style:font-weight-asian="normal" style:font-weight-complex="normal"/>
    </style:style>
    <style:style style:name="P17" style:family="paragraph" style:parent-style-name="Standard">
      <style:text-properties fo:font-weight="normal" officeooo:rsid="0008ef05" officeooo:paragraph-rsid="0008ef05" style:font-weight-asian="normal" style:font-weight-complex="normal"/>
    </style:style>
    <style:style style:name="P18" style:family="paragraph" style:parent-style-name="Standard">
      <style:text-properties fo:font-weight="normal" officeooo:rsid="0008ef05" officeooo:paragraph-rsid="00096e1c" style:font-weight-asian="normal" style:font-weight-complex="normal"/>
    </style:style>
    <style:style style:name="P19" style:family="paragraph" style:parent-style-name="Standard">
      <style:text-properties fo:font-weight="normal" officeooo:rsid="00096e1c" officeooo:paragraph-rsid="00096e1c" style:font-weight-asian="normal" style:font-weight-complex="normal"/>
    </style:style>
    <style:style style:name="P20" style:family="paragraph" style:parent-style-name="Standard">
      <style:text-properties fo:font-weight="normal" officeooo:rsid="000b69e1" officeooo:paragraph-rsid="000b69e1" style:font-weight-asian="normal" style:font-weight-complex="normal"/>
    </style:style>
    <style:style style:name="P21" style:family="paragraph" style:parent-style-name="Standard">
      <style:text-properties fo:font-weight="normal" officeooo:rsid="000d7bfb" officeooo:paragraph-rsid="000d7bfb" style:font-weight-asian="normal" style:font-weight-complex="normal"/>
    </style:style>
    <style:style style:name="P22" style:family="paragraph" style:parent-style-name="Standard">
      <style:text-properties fo:font-weight="normal" officeooo:rsid="000da776" officeooo:paragraph-rsid="000da776" style:font-weight-asian="normal" style:font-weight-complex="normal"/>
    </style:style>
    <style:style style:name="P23" style:family="paragraph" style:parent-style-name="Standard">
      <style:text-properties officeooo:rsid="0002a8d5" officeooo:paragraph-rsid="0002a8d5"/>
    </style:style>
    <style:style style:name="P24" style:family="paragraph" style:parent-style-name="Standard">
      <style:text-properties style:text-underline-style="solid" style:text-underline-width="auto" style:text-underline-color="font-color" fo:font-weight="bold" officeooo:rsid="0002a8d5" officeooo:paragraph-rsid="0002a8d5" style:font-weight-asian="bold" style:font-weight-complex="bold"/>
    </style:style>
    <style:style style:name="P25" style:family="paragraph" style:parent-style-name="Standard">
      <style:text-properties officeooo:rsid="00037f67" officeooo:paragraph-rsid="00037f67"/>
    </style:style>
    <style:style style:name="P26" style:family="paragraph" style:parent-style-name="Standard">
      <style:text-properties officeooo:rsid="00057981" officeooo:paragraph-rsid="00057981"/>
    </style:style>
    <style:style style:name="P27" style:family="paragraph" style:parent-style-name="Standard">
      <style:text-properties officeooo:rsid="00057981" officeooo:paragraph-rsid="000752c2"/>
    </style:style>
    <style:style style:name="P28" style:family="paragraph" style:parent-style-name="Standard">
      <style:text-properties officeooo:paragraph-rsid="00057d69"/>
    </style:style>
    <style:style style:name="P29" style:family="paragraph" style:parent-style-name="Standard">
      <style:text-properties fo:font-style="italic" fo:font-weight="normal" officeooo:rsid="00057d69" officeooo:paragraph-rsid="00057d69" style:font-style-asian="italic" style:font-weight-asian="normal" style:font-style-complex="italic" style:font-weight-complex="normal"/>
    </style:style>
    <style:style style:name="P30" style:family="paragraph" style:parent-style-name="Standard">
      <style:text-properties fo:font-style="italic" fo:font-weight="normal" officeooo:rsid="00057981" officeooo:paragraph-rsid="00057981" style:font-style-asian="italic" style:font-weight-asian="normal" style:font-style-complex="italic" style:font-weight-complex="normal"/>
    </style:style>
    <style:style style:name="P31" style:family="paragraph" style:parent-style-name="Standard">
      <style:text-properties fo:font-style="italic" fo:font-weight="normal" officeooo:rsid="000669df" officeooo:paragraph-rsid="000669df" style:font-style-asian="italic" style:font-weight-asian="normal" style:font-style-complex="italic" style:font-weight-complex="normal"/>
    </style:style>
    <style:style style:name="P32" style:family="paragraph" style:parent-style-name="Standard">
      <style:text-properties fo:font-size="10pt" fo:font-style="italic" fo:font-weight="normal" officeooo:rsid="00057d69" officeooo:paragraph-rsid="00057d69" style:font-size-asian="10pt" style:font-style-asian="italic" style:font-weight-asian="normal" style:font-size-complex="10pt" style:font-style-complex="italic" style:font-weight-complex="normal"/>
    </style:style>
    <style:style style:name="P33" style:family="paragraph" style:parent-style-name="Standard">
      <style:text-properties fo:font-size="12pt" fo:font-style="italic" fo:font-weight="normal" officeooo:rsid="00057d69" officeooo:paragraph-rsid="00057d69" style:font-size-asian="10.5pt" style:font-style-asian="italic" style:font-weight-asian="normal" style:font-size-complex="12pt" style:font-style-complex="italic" style:font-weight-complex="normal"/>
    </style:style>
    <style:style style:name="P34" style:family="paragraph" style:parent-style-name="Standard">
      <style:text-properties officeooo:rsid="000669df" officeooo:paragraph-rsid="000669df"/>
    </style:style>
    <style:style style:name="P35" style:family="paragraph" style:parent-style-name="Standard">
      <style:text-properties officeooo:rsid="000752c2" officeooo:paragraph-rsid="000752c2"/>
    </style:style>
    <style:style style:name="P36" style:family="paragraph" style:parent-style-name="Standard">
      <style:text-properties officeooo:paragraph-rsid="000752c2"/>
    </style:style>
    <style:style style:name="P37" style:family="paragraph" style:parent-style-name="Standard">
      <style:text-properties officeooo:paragraph-rsid="0008ef05"/>
    </style:style>
    <style:style style:name="P38" style:family="paragraph" style:parent-style-name="Standard">
      <style:text-properties officeooo:rsid="00096e1c" officeooo:paragraph-rsid="00096e1c"/>
    </style:style>
    <style:style style:name="P39" style:family="paragraph" style:parent-style-name="Standard">
      <style:text-properties officeooo:rsid="00096e1c" officeooo:paragraph-rsid="0008ef05"/>
    </style:style>
    <style:style style:name="P40" style:family="paragraph" style:parent-style-name="Standard">
      <style:text-properties officeooo:rsid="000d7bfb" officeooo:paragraph-rsid="000d7bfb"/>
    </style:style>
    <style:style style:name="P41" style:family="paragraph" style:parent-style-name="Standard">
      <style:text-properties style:text-underline-style="none" fo:font-weight="normal" officeooo:rsid="000d7bfb" officeooo:paragraph-rsid="000d7bfb"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bold" officeooo:rsid="0008ef05" officeooo:paragraph-rsid="0008ef05" style:font-weight-asian="bold" style:font-weight-complex="bold"/>
    </style:style>
    <style:style style:name="P43" style:family="paragraph" style:parent-style-name="Standard">
      <style:paragraph-properties fo:break-before="page"/>
      <style:text-properties style:text-underline-style="solid" style:text-underline-width="auto" style:text-underline-color="font-color" fo:font-weight="bold" officeooo:rsid="0002a8d5" officeooo:paragraph-rsid="0002a8d5" style:font-weight-asian="bold" style:font-weight-complex="bold"/>
    </style:style>
    <style:style style:name="P44" style:family="paragraph" style:parent-style-name="Standard">
      <style:paragraph-properties fo:break-before="page"/>
      <style:text-properties fo:font-weight="bold" officeooo:rsid="000752c2" officeooo:paragraph-rsid="000752c2" style:font-weight-asian="bold" style:font-weight-complex="bold"/>
    </style:style>
    <style:style style:name="P45" style:family="paragraph" style:parent-style-name="Standard">
      <style:paragraph-properties fo:break-before="page"/>
      <style:text-properties fo:font-weight="bold" officeooo:rsid="00057981" officeooo:paragraph-rsid="00057981" style:font-weight-asian="bold" style:font-weight-complex="bold"/>
    </style:style>
    <style:style style:name="P46" style:family="paragraph" style:parent-style-name="Standard">
      <style:paragraph-properties fo:break-before="page"/>
      <style:text-properties fo:font-weight="bold" officeooo:rsid="000d7bfb" officeooo:paragraph-rsid="000d7bfb" style:font-weight-asian="bold" style:font-weight-complex="bold"/>
    </style:style>
    <style:style style:name="T1" style:family="text">
      <style:text-properties officeooo:rsid="00022e1d"/>
    </style:style>
    <style:style style:name="T2" style:family="text">
      <style:text-properties officeooo:rsid="0002a8d5"/>
    </style:style>
    <style:style style:name="T3" style:family="text">
      <style:text-properties officeooo:rsid="00037f67"/>
    </style:style>
    <style:style style:name="T4" style:family="text">
      <style:text-properties fo:font-style="italic" style:font-style-asian="italic" style:font-style-complex="italic"/>
    </style:style>
    <style:style style:name="T5" style:family="text">
      <style:text-properties fo:font-size="14pt" fo:font-weight="bold" officeooo:rsid="00057d69" style:font-size-asian="14pt" style:font-weight-asian="bold" style:font-size-complex="14pt" style:font-weight-complex="bold"/>
    </style:style>
    <style:style style:name="T6" style:family="text">
      <style:text-properties fo:font-size="14pt" fo:font-weight="bold" officeooo:rsid="00022e1d" style:font-size-asian="14pt" style:font-weight-asian="bold" style:font-size-complex="14pt" style:font-weight-complex="bold"/>
    </style:style>
    <style:style style:name="T7" style:family="text">
      <style:text-properties fo:font-weight="normal" style:font-weight-asian="normal" style:font-weight-complex="normal"/>
    </style:style>
    <style:style style:name="T8" style:family="text">
      <style:text-properties fo:font-weight="normal" officeooo:rsid="000752c2" style:font-weight-asian="normal" style:font-weight-complex="normal"/>
    </style:style>
    <style:style style:name="T9" style:family="text">
      <style:text-properties fo:font-weight="normal" officeooo:rsid="0007a442" style:font-weight-asian="normal" style:font-weight-complex="normal"/>
    </style:style>
    <style:style style:name="T10" style:family="text">
      <style:text-properties fo:font-weight="normal" officeooo:rsid="0008ef05" style:font-weight-asian="normal" style:font-weight-complex="normal"/>
    </style:style>
    <style:style style:name="T11" style:family="text">
      <style:text-properties fo:font-size="12pt" fo:font-weight="normal" officeooo:rsid="00057d69" style:font-size-asian="10.5pt" style:font-weight-asian="normal" style:font-size-complex="12pt" style:font-weight-complex="normal"/>
    </style:style>
    <style:style style:name="T12" style:family="text">
      <style:text-properties officeooo:rsid="000669df"/>
    </style:style>
    <style:style style:name="T13" style:family="text">
      <style:text-properties fo:font-weight="bold" officeooo:rsid="00022e1d" style:font-weight-asian="bold" style:font-weight-complex="bold"/>
    </style:style>
    <style:style style:name="T14" style:family="text">
      <style:text-properties officeooo:rsid="00096e1c"/>
    </style:style>
    <style:style style:name="T15" style:family="text">
      <style:text-properties officeooo:rsid="000da7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6">G</text:span><text:span text:style-name="T5">RIND <text:s/></text:span></text:p>
      <text:p text:style-name="P28"><text:span text:style-name="T5"/></text:p>
      <text:p text:style-name="P28"><text:span text:style-name="T11">GRND </text:span></text:p>
      <text:p text:style-name="P28"><text:span text:style-name="T11">blockchain for gaming, grind coins while you play.</text:span><text:span text:style-name="T6"> </text:span></text:p>
      <text:p text:style-name="P28"><text:span text:style-name="T6"/></text:p>
      <text:p text:style-name="P28"><text:span text:style-name="T6"/></text:p>
      <text:p text:style-name="P1"/>
      <text:p text:style-name="P1"/>
      <text:p text:style-name="P3">Initial offering:</text:p>
      <text:p text:style-name="P3"/>
      <text:p text:style-name="P16">Never ending coin offering</text:p>
      <text:p text:style-name="P36"><text:span text:style-name="T8">however, the price goes up after each block is sold. Only new ‘all time highs’ for the ttoken will be sold by the contract (or users overpaying compared to uniswap)</text:span></text:p>
      <text:p text:style-name="P16">arbitrage between uniswap and the ico contract should also make the coin much more stable. on dumps ‘the market’ takes over. At some point the ico contract’s price will be so high that it will hardly participate in the market anymore.</text:p>
      <text:p text:style-name="P3"/>
      <text:p text:style-name="P1"/>
      <text:p text:style-name="P23">Pre-minted: fixed supply, 99% burned for Burn to stake voting rights, 1% to owner of the token.</text:p>
      <text:p text:style-name="P35">This gives the owner the most of the voting during the early stages of the network.</text:p>
      <text:p text:style-name="P1"/>
      <text:p text:style-name="P1"><text:s/>fixed price auction <text:span text:style-name="T3">in blocks.</text:span></text:p>
      <text:p text:style-name="P1"/>
      <text:p text:style-name="P1"><text:span text:style-name="T4">example</text:span>:</text:p>
      <text:p text:style-name="P1"/>
      <text:p text:style-name="P2"><text:span text:style-name="T1">1 000 000 <text:s/>tokens for 0.01$ <text:s/>=&gt; block 1</text:span></text:p>
      <text:p text:style-name="P1">500 000 tokens for 0.02$ <text:s text:c="5"/><text:span text:style-name="T3">=&gt; block 2</text:span></text:p>
      <text:p text:style-name="P2"><text:span text:style-name="T1">250 000 tokens for 0.03$ <text:s text:c="5"/>...</text:span></text:p>
      <text:p text:style-name="P1">125 000 tokens for 0.04$</text:p>
      <text:p text:style-name="P1"/>
      <text:p text:style-name="P2"><text:span text:style-name="T1">this will be against eth (or the other main net coin the token Is created on)</text:span></text:p>
      <text:p text:style-name="P2"/>
      <text:p text:style-name="P2"/>
      <text:p text:style-name="P25">there will be a second “pre-mint” after the sale of each block for a total value of 50% of the amount sold by that block. See allocation of funds.</text:p>
      <text:p text:style-name="P1"/>
      <text:p text:style-name="P1"/>
      <text:p text:style-name="P24"/>
      <text:p text:style-name="P43">Token Economics</text:p>
      <text:p text:style-name="P1"/>
      <text:p text:style-name="P1"/>
      <text:p text:style-name="P3">Burn to stake protocol</text:p>
      <text:p text:style-name="P3"/>
      <text:p text:style-name="P1">Users can <text:span text:style-name="T2">Burn tokens in exchange for lifetime staking rewards. Rewards are minted when <text:s/>new blocks are created, and must be claimed by the user.</text:span></text:p>
      <text:p text:style-name="P40">As an extra reward for the trust and participation in the system you get voting rights to help shape the future of the network.</text:p>
      <text:p text:style-name="P1"/>
      <text:p text:style-name="P23"><text:tab/>Stake rewards: <text:tab/>- voting rights</text:p>
      <text:p text:style-name="P23">- tokens (20% a year, can be adjusted with voting)</text:p>
      <text:p text:style-name="P23"/>
      <text:p text:style-name="P26">example:</text:p>
      <text:p text:style-name="P26"/>
      <text:p text:style-name="P26">Burn 100 tokens</text:p>
      <text:p text:style-name="P26"/>
      <text:p text:style-name="P26">reward calculation: <text:s/>tokens x amount of blocks staked x fixed reward</text:p>
      <text:p text:style-name="P26"/>
      <text:p text:style-name="P27">this should result in 20% a year.</text:p>
      <text:p text:style-name="P27"/>
      <text:p text:style-name="P27"/>
      <text:p text:style-name="P27"><text:span text:style-name="T13">Allocation of funds</text:span></text:p>
      <text:p text:style-name="P3"/>
      <text:p text:style-name="P11">50% of the “ico” funds will go towards a liquidity pool on Uniswap. Together with the “pre-mint” that followed after selling the entire block. </text:p>
      <text:p text:style-name="P11">This to ensure there is at least 1 option to trade it properly</text:p>
      <text:p text:style-name="P11"/>
      <text:p text:style-name="P11">1 % of the funds will go directly to the founders of the token</text:p>
      <text:p text:style-name="P11"/>
      <text:p text:style-name="P11">49% of the funds will towards a dev fund, this fund will be accessible with the governance voting system. Claims can be made to reward programmers or fund marketing campaigns.</text:p>
      <text:p text:style-name="P11"/>
      <text:p text:style-name="P11"/>
      <text:p text:style-name="P10"/>
      <text:p text:style-name="P46">Game economics</text:p>
      <text:p text:style-name="P10"/>
      <text:p text:style-name="P21">A game needs to be approved before it can claim rewards.</text:p>
      <text:p text:style-name="P21"/>
      <text:p text:style-name="P21">Games will sell digital assets, they can use their own token on our network (like an erc20 on eth) or use grind directly.</text:p>
      <text:p text:style-name="P21">Games should be made in a way that they have a function that burns tokens. (example: attack an other player cost 50 GRND) .</text:p>
      <text:p text:style-name="P21">The more they burn, the bigger the share of the block reward will be on all future blocks.</text:p>
      <text:p text:style-name="P21">In time a small burn will result in many coins, providing game currency to the games.</text:p>
      <text:p text:style-name="P21"/>
      <text:p text:style-name="P21">Example: when you hit START on Moonopoly board you get X-amount of Moonoply tokens. <text:span text:style-name="T15">But when you need to pay for the jail or taxes, then you need to burn moonopoly. The contract can then sell the moonopoly for GRND and burn that grnd for more future rewards.</text:span></text:p>
      <text:p text:style-name="P22">Moonopoly token is backed by the rewards it gets from the GRND block rewards share.</text:p>
      <text:p text:style-name="P22">This way the game can keep funding players new moonoply coins when they ‘earned” money. </text:p>
      <text:p text:style-name="P22"/>
      <text:p text:style-name="P22">So if players stop playing, the amount of GRND earned by the moonoply contract will rise. Since moonoply is backed by the rewards, the total supply of moonoply will go up (in GRND)</text:p>
      <text:p text:style-name="P22">after a while players should come back, (to try to win/earn the rewards accumulated by the contract)</text:p>
      <text:p text:style-name="P22">if players don’t return, and other games become more popular, then the reward will go down (lower share as new games dilute old games) but the locked up grnd in the game means there is always something to go back to for players that didn’t leave. </text:p>
      <text:p text:style-name="P22"/>
      <text:p text:style-name="P22">The develop of a game should decide what goes towards burning, and how much he keeps for himself. (example: sell house in moonopoly and keep the funds for lambo)</text:p>
      <text:p text:style-name="P22"/>
      <text:p text:style-name="P22">its up to the players to decide who they support buy buying the assets and playing the games.</text:p>
      <text:p text:style-name="P22">However, the reward is based on how much is burned, in share vs total. </text:p>
      <text:p text:style-name="P22"/>
      <text:p text:style-name="P4"/>
      <text:p text:style-name="P45">Governance</text:p>
      <text:p text:style-name="P4"/>
      <text:p text:style-name="P12">Voting rights can only be earned by burning tokens.</text:p>
      <text:p text:style-name="P12">Voting rights can be used to vote or create new bill.</text:p>
      <text:p text:style-name="P12"/>
      <text:p text:style-name="P30">Examples could be:</text:p>
      <text:p text:style-name="P12"/>
      <text:p text:style-name="P30">request for funds</text:p>
      <text:p text:style-name="P30">request to change protocol</text:p>
      <text:p text:style-name="P31">Accept new game</text:p>
      <text:p text:style-name="P29">change allocation of funds</text:p>
      <text:p text:style-name="P29">remove % of liquidity pool</text:p>
      <text:p text:style-name="P29">change or add trading pair (GRND / ETH to GRND / USDT)</text:p>
      <text:p text:style-name="P32">(this will result in the owner changing the pool from eth to tether. )</text:p>
      <text:p text:style-name="P32"/>
      <text:p text:style-name="P33">or even Change owner <text:span text:style-name="T12">or create new roles.</text:span></text:p>
      <text:p text:style-name="P29">…</text:p>
      <text:p text:style-name="P29"/>
      <text:p text:style-name="P13">a user needs to spend voting rights to create a new poll.</text:p>
      <text:p text:style-name="P13">A minimum amount of voters must vote. (voting = tx fees on ether during erc20 stage)</text:p>
      <text:p text:style-name="P14">as time progresses the total voting share of the owner should decline as others gain more rights. </text:p>
      <text:p text:style-name="P14"/>
      <text:p text:style-name="P41"/>
      <text:p text:style-name="P42">Main net economics</text:p>
      <text:p text:style-name="P7"/>
      <text:p text:style-name="P17">Proof of work consensus . Gamers will be able to mine the coins while they are not playing or not using gpu. Unless governance votes otherwise grnd will stay at pow unless its needed for layer2 scaling solutions.</text:p>
      <text:p text:style-name="P17"/>
      <text:p text:style-name="P7">Transaction fee</text:p>
      <text:p text:style-name="P7"/>
      <text:p text:style-name="P37"><text:span text:style-name="T10">during the ERC20 stage all transactions will be paid in ETH, on the main net people will need GRND.</text:span></text:p>
      <text:p text:style-name="P17"/>
      <text:p text:style-name="P18">T<text:span text:style-name="T14">he fee <text:s/>on GRND will consist out of 2 parts.</text:span></text:p>
      <text:p text:style-name="P17"/>
      <text:p text:style-name="P17">- a piece for the miner</text:p>
      <text:p text:style-name="P37"><text:span text:style-name="T10">- a piece burned to lower down the inflation rate</text:span></text:p>
      <text:p text:style-name="P39"><text:span text:style-name="T10"/></text:p>
      <text:p text:style-name="P38"><text:span text:style-name="T10">g</text:span><text:span text:style-name="T7">as is used to fuel a transaction, the price of gas is based on supply and demand.</text:span></text:p>
      <text:p text:style-name="P38"><text:span text:style-name="T7"/></text:p>
      <text:p text:style-name="P38"><text:span text:style-name="T7"/></text:p>
      <text:p text:style-name="P8">Transaction times</text:p>
      <text:p text:style-name="P8"/>
      <text:p text:style-name="P19">each transaction will get a priority value based on time and fee paid.</text:p>
      <text:p text:style-name="P19">Miners will be forced to first add high priority transactions before they can cherry pick the highest fees.</text:p>
      <text:p text:style-name="P19">This will result slower tx speed for high fees, but ensure that everyone is getting served in an acceptable speed. No limbo or weeks waiting.</text:p>
      <text:p text:style-name="P19"/>
      <text:p text:style-name="P19">Something like: priority = (fee + base) * (2 * waitingTimeInBlocks)</text:p>
      <text:p text:style-name="P19"/>
      <text:p text:style-name="P19">the longer you wait, the more priority you get.</text:p>
      <text:p text:style-name="P19"/>
      <text:p text:style-name="P19"/>
      <text:p text:style-name="P9">Block rewards:</text:p>
      <text:p text:style-name="P20"/>
      <text:p text:style-name="P20">block rewards will be split in parts as well.</text:p>
      <text:p text:style-name="P20"/>
      <text:p text:style-name="P20">A piece of the reward will go towards the miner, as a reward for spending the electricity to secure the network.</text:p>
      <text:p text:style-name="P20"/>
      <text:p text:style-name="P20">An other piece will go towards the game fund. </text:p>
      <text:p text:style-name="P20">Approved games will be able to Burn tokens in exchange for more block reward share. Games that are popular and burn much coins, will get more freshly minted coins over time. That edge will fade away when games start to lose the player base.</text:p>
      <text:p text:style-name="P20"/>
      <text:p text:style-name="P20">The exact numbers on who gets what will be decided during the testnet phase, erc20 token holders will be able to cast their vote. Values are just examples right now.</text:p>
      <text:p text:style-name="P20"/>
      <text:p text:style-name="P20">Also the Dev fund will receive a small share, this to help keep the network up to date in the fast moving blockchain world, and help fund future use cases for the coins (games, apps)</text:p>
      <text:p text:style-name="P20"/>
      <text:p text:style-name="P20"/>
      <text:p text:style-name="P19"/>
      <text:p text:style-name="P19"><text:soft-page-break/></text:p>
      <text:p text:style-name="P15"/>
      <text:p text:style-name="P14"/>
      <text:p text:style-name="P13"/>
      <text:p text:style-name="P5">The promise</text:p>
      <text:p text:style-name="P5"/>
      <text:p text:style-name="P34"><text:span text:style-name="T7">the goal is to raise funds to fund professionals to work on the project and create an economy for the gamers to own ‘ingame’ assets, sell them, send them to friends, …</text:span></text:p>
      <text:p text:style-name="P34"><text:span text:style-name="T7">instead of playing for worthless ‘sim’ dollars players can now play for GRND.</text:span></text:p>
      <text:p text:style-name="P34"><text:span text:style-name="T7"/></text:p>
      <text:p text:style-name="P34"><text:span text:style-name="T7">Games can have all their assets as ‘ingame’ assets, and have ingame currency using GRND or their <text:s/>own token (but they will need GRND for <text:s/>the transaction fees)</text:span></text:p>
      <text:p text:style-name="P34"><text:span text:style-name="T7"/></text:p>
      <text:p text:style-name="P34"><text:span text:style-name="T7">The main goal of the funds it to create a main net. Cheap fees (need some fees to prevent spamming empty transactions and because the transactions per seconde is low on blockchain)</text:span></text:p>
      <text:p text:style-name="P34"><text:span text:style-name="T7"/></text:p>
      <text:p text:style-name="P35"><text:span text:style-name="T7">layer-2 solutions and scaling should fix the high fees, but we will need leading blockchains to solve those issues, that is not within the scope of the project.</text:span></text:p>
      <text:p text:style-name="P35"><text:span text:style-name="T7"/></text:p>
      <text:p text:style-name="P35"><text:span text:style-name="T7">Faster and cheap transactions at the compromise <text:s/>of security. (less miners)</text:span></text:p>
      <text:p text:style-name="P35"><text:span text:style-name="T7"/></text:p>
      <text:p text:style-name="P6"/>
      <text:p text:style-name="P6"/>
      <text:p text:style-name="P6"/>
      <text:p text:style-name="P21"/>
      <text:p text:style-name="P21"/>
      <text:p text:style-name="P44">Roadmap</text:p>
      <text:p text:style-name="P6"/>
      <text:p text:style-name="P6">- <text:span text:style-name="T7">never ending ICO: </text:span><text:span text:style-name="T9">launch erc20 token on eth</text:span></text:p>
      <text:p text:style-name="P6"><text:span text:style-name="T9"/></text:p>
      <text:p text:style-name="P6"><text:span text:style-name="T9">- add the erc20 token to uniswap</text:span></text:p>
      <text:p text:style-name="P6"><text:span text:style-name="T9"/></text:p>
      <text:p text:style-name="P6"><text:span text:style-name="T9">- Promotion</text:span></text:p>
      <text:p text:style-name="P6"><text:span text:style-name="T9"/></text:p>
      <text:p text:style-name="P6"><text:span text:style-name="T9">- hire smart people to create the main net (mainly copy eth and tweak it a little)</text:span></text:p>
      <text:p text:style-name="P6"><text:span text:style-name="T9"/></text:p>
      <text:p text:style-name="P6"><text:span text:style-name="T9">- Launch of the Testnet</text:span></text:p>
      <text:p text:style-name="P6"><text:span text:style-name="T9"/></text:p>
      <text:p text:style-name="P6"><text:span text:style-name="T9">- convert tools like metamask so they can work on GRND <text:s/>instead</text:span></text:p>
      <text:p text:style-name="P6"><text:span text:style-name="T9"/></text:p>
      <text:p text:style-name="P6"><text:span text:style-name="T9">- Launch of the main net: converting ERC20 tokens to full GRND coins</text:span></text:p>
      <text:p text:style-name="P6"><text:span text:style-name="T9"/></text:p>
      <text:p text:style-name="P6"><text:span text:style-name="T9">- start development of first game (Moonopoly)</text:span></text:p>
      <text:p text:style-name="P6"><text:span text:style-name="T9"/></text:p>
      <text:p text:style-name="P36"><text:span text:style-name="T9">- release Moonopoly Beta</text:span></text:p>
      <text:p text:style-name="P6"><text:span text:style-name="T9"/></text:p>
      <text:p text:style-name="P6"><text:span text:style-name="T9">- Start second game GoldCrush </text:span></text:p>
      <text:p text:style-name="P6"><text:span text:style-name="T9"/></text:p>
      <text:p text:style-name="P6"><text:span text:style-name="T9">- Release Moonopoly V1</text:span></text:p>
      <text:p text:style-name="P6"><text:span text:style-name="T9"/></text:p>
      <text:p text:style-name="P6"><text:span text:style-name="T9">- release Goldcrush Beta</text:span></text:p>
      <text:p text:style-name="P6"><text:span text:style-name="T9"/></text:p>
      <text:p text:style-name="P6"><text:span text:style-name="T9">- …</text:span></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34"><text:span text:style-name="T7"/></text:p>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2T17:57:53.790000000</meta:creation-date>
    <dc:date>2021-01-22T20:24:19.664000000</dc:date>
    <meta:editing-duration>PT2M16S</meta:editing-duration>
    <meta:editing-cycles>2</meta:editing-cycles>
    <meta:generator>LibreOffice/6.3.2.2$Windows_X86_64 LibreOffice_project/98b30e735bda24bc04ab42594c85f7fd8be07b9c</meta:generator>
    <meta:document-statistic meta:table-count="0" meta:image-count="0" meta:object-count="0" meta:page-count="7" meta:paragraph-count="105" meta:word-count="1398" meta:character-count="7577" meta:non-whitespace-character-count="6251"/>
  </office:meta>
</office:document-meta>
</file>